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4.44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085cm"/>
    </style:style>
    <style:style style:name="co11" style:family="table-column">
      <style:table-column-properties fo:break-before="auto" style:column-width="8.199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10">
      <style:text-properties fo:font-size="13pt" style:font-size-asian="13pt" style:font-size-complex="13pt"/>
    </style:style>
    <style:style style:name="ce3" style:family="table-cell" style:parent-style-name="Default" style:data-style-name="N2">
      <style:text-properties fo:font-size="13pt" style:font-size-asian="13pt" style:font-size-complex="13pt"/>
    </style:style>
    <style:style style:name="ce4" style:family="table-cell" style:parent-style-name="Default" style:data-style-name="N2">
      <style:text-properties fo:font-size="13pt" style:font-size-asian="13pt" style:font-size-complex="13pt"/>
      <style:map style:condition="cell-content()&gt;3" style:apply-style-name="_3e_3" style:base-cell-address="Sheet2.C14"/>
    </style:style>
    <style:style style:name="ce5" style:family="table-cell" style:parent-style-name="Default">
      <style:text-properties fo:font-size="13pt" style:font-name-asian="Arial" style:font-size-asian="13pt" style:font-size-complex="13pt"/>
    </style:style>
    <style:style style:name="ce6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7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3pt" style:font-name-asian="Arial" style:font-size-asian="13pt" style:font-size-complex="13pt"/>
    </style:style>
    <style:style style:name="ce8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9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11" style:family="table-cell" style:parent-style-name="Default" style:data-style-name="N100">
      <style:table-cell-properties fo:wrap-option="wrap" fo:border="0.002cm solid #000000"/>
      <style:text-properties fo:font-size="13pt" style:font-name-asian="Arial" style:font-size-asian="13pt" style:font-size-complex="13pt"/>
    </style:style>
    <style:style style:name="ce12" style:family="table-cell" style:parent-style-name="Default" style:data-style-name="N116">
      <style:table-cell-properties fo:wrap-option="wrap" fo:border="0.002cm solid #000000"/>
      <style:text-properties fo:font-size="13pt" style:font-name-asian="Arial" style:font-size-asian="13pt" style:font-size-complex="13pt"/>
    </style:style>
    <style:style style:name="ce13" style:family="table-cell" style:parent-style-name="Default" style:data-style-name="N11">
      <style:table-cell-properties fo:border="0.002cm solid #000000"/>
      <style:text-properties fo:font-size="13pt" style:font-name-asian="Arial" style:font-size-asian="13pt" style:font-size-complex="13pt"/>
    </style:style>
    <style:style style:name="ce14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fo:font-size="13pt" style:font-name-asian="Arial" style:font-size-asian="13pt" style:font-size-complex="13pt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name-asian="Arial" style:font-size-asian="13pt" style:font-size-complex="13pt"/>
    </style:style>
    <style:style style:name="ce16" style:family="table-cell" style:parent-style-name="Default" style:data-style-name="N37">
      <style:table-cell-properties style:text-align-source="value-type" style:repeat-content="false" fo:border="0.002cm solid #000000"/>
      <style:paragraph-properties fo:margin-left="0cm"/>
      <style:text-properties fo:font-size="13pt" style:font-name-asian="Arial" style:font-size-asian="13pt" style:font-size-complex="13pt"/>
    </style:style>
    <style:style style:name="ce1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style:font-name-asian="Arial" style:font-size-asian="13pt" style:font-size-complex="13pt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percentage" office:value="0.1">
            <text:p>10%</text:p>
          </table:table-cell>
          <table:table-cell table:style-name="ce2" office:value-type="percentage" office:value="0.05">
            <text:p>5%</text:p>
          </table:table-cell>
          <table:table-cell table:style-name="ce2" office:value-type="percentage" office:value="0.02">
            <text:p>2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4" table:style-name="ce3" office:value-type="float" office:value="1">
            <text:p>1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table:formula="of:=[.C4]*(1+[.C$2])" office:value-type="float" office:value="1.1">
            <text:p>1.10</text:p>
          </table:table-cell>
          <table:table-cell table:style-name="ce4" table:formula="of:=[.D4]*(1+[.D$2])" office:value-type="float" office:value="1.05">
            <text:p>1.05</text:p>
          </table:table-cell>
          <table:table-cell table:style-name="ce4" table:formula="of:=[.E4]*(1+[.E$2])" office:value-type="float" office:value="1.02">
            <text:p>1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formula="of:=[.C5]*(1+[.C$2])" office:value-type="float" office:value="1.21">
            <text:p>1.21</text:p>
          </table:table-cell>
          <table:table-cell table:style-name="ce4" table:formula="of:=[.D5]*(1+[.D$2])" office:value-type="float" office:value="1.1025">
            <text:p>1.10</text:p>
          </table:table-cell>
          <table:table-cell table:style-name="ce4" table:formula="of:=[.E5]*(1+[.E$2])" office:value-type="float" office:value="1.0404">
            <text:p>1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formula="of:=[.C6]*(1+[.C$2])" office:value-type="float" office:value="1.331">
            <text:p>1.33</text:p>
          </table:table-cell>
          <table:table-cell table:style-name="ce4" table:formula="of:=[.D6]*(1+[.D$2])" office:value-type="float" office:value="1.157625">
            <text:p>1.16</text:p>
          </table:table-cell>
          <table:table-cell table:style-name="ce4" table:formula="of:=[.E6]*(1+[.E$2])" office:value-type="float" office:value="1.061208">
            <text:p>1.0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table:formula="of:=[.C7]*(1+[.C$2])" office:value-type="float" office:value="1.4641">
            <text:p>1.46</text:p>
          </table:table-cell>
          <table:table-cell table:style-name="ce4" table:formula="of:=[.D7]*(1+[.D$2])" office:value-type="float" office:value="1.21550625">
            <text:p>1.22</text:p>
          </table:table-cell>
          <table:table-cell table:style-name="ce4" table:formula="of:=[.E7]*(1+[.E$2])" office:value-type="float" office:value="1.08243216">
            <text:p>1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table:formula="of:=[.C8]*(1+[.C$2])" office:value-type="float" office:value="1.61051">
            <text:p>1.61</text:p>
          </table:table-cell>
          <table:table-cell table:style-name="ce4" table:formula="of:=[.D8]*(1+[.D$2])" office:value-type="float" office:value="1.2762815625">
            <text:p>1.28</text:p>
          </table:table-cell>
          <table:table-cell table:style-name="ce4" table:formula="of:=[.E8]*(1+[.E$2])" office:value-type="float" office:value="1.1040808032">
            <text:p>1.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table:formula="of:=[.C9]*(1+[.C$2])" office:value-type="float" office:value="1.771561">
            <text:p>1.77</text:p>
          </table:table-cell>
          <table:table-cell table:style-name="ce4" table:formula="of:=[.D9]*(1+[.D$2])" office:value-type="float" office:value="1.340095640625">
            <text:p>1.34</text:p>
          </table:table-cell>
          <table:table-cell table:style-name="ce4" table:formula="of:=[.E9]*(1+[.E$2])" office:value-type="float" office:value="1.126162419264">
            <text:p>1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" table:formula="of:=[.C10]*(1+[.C$2])" office:value-type="float" office:value="1.9487171">
            <text:p>1.95</text:p>
          </table:table-cell>
          <table:table-cell table:style-name="ce4" table:formula="of:=[.D10]*(1+[.D$2])" office:value-type="float" office:value="1.40710042265625">
            <text:p>1.41</text:p>
          </table:table-cell>
          <table:table-cell table:style-name="ce4" table:formula="of:=[.E10]*(1+[.E$2])" office:value-type="float" office:value="1.14868566764928">
            <text:p>1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" table:formula="of:=[.C11]*(1+[.C$2])" office:value-type="float" office:value="2.14358881">
            <text:p>2.14</text:p>
          </table:table-cell>
          <table:table-cell table:style-name="ce4" table:formula="of:=[.D11]*(1+[.D$2])" office:value-type="float" office:value="1.47745544378906">
            <text:p>1.48</text:p>
          </table:table-cell>
          <table:table-cell table:style-name="ce4" table:formula="of:=[.E11]*(1+[.E$2])" office:value-type="float" office:value="1.17165938100227">
            <text:p>1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" table:formula="of:=[.C12]*(1+[.C$2])" office:value-type="float" office:value="2.357947691">
            <text:p>2.36</text:p>
          </table:table-cell>
          <table:table-cell table:style-name="ce4" table:formula="of:=[.D12]*(1+[.D$2])" office:value-type="float" office:value="1.55132821597852">
            <text:p>1.55</text:p>
          </table:table-cell>
          <table:table-cell table:style-name="ce4" table:formula="of:=[.E12]*(1+[.E$2])" office:value-type="float" office:value="1.19509256862231">
            <text:p>1.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" table:formula="of:=[.C13]*(1+[.C$2])" office:value-type="float" office:value="2.5937424601">
            <text:p>2.59</text:p>
          </table:table-cell>
          <table:table-cell table:style-name="ce4" table:formula="of:=[.D13]*(1+[.D$2])" office:value-type="float" office:value="1.62889462677744">
            <text:p>1.63</text:p>
          </table:table-cell>
          <table:table-cell table:style-name="ce4" table:formula="of:=[.E13]*(1+[.E$2])" office:value-type="float" office:value="1.21899441999476">
            <text:p>1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" table:formula="of:=[.C14]*(1+[.C$2])" office:value-type="float" office:value="2.85311670611">
            <text:p>2.85</text:p>
          </table:table-cell>
          <table:table-cell table:style-name="ce4" table:formula="of:=[.D14]*(1+[.D$2])" office:value-type="float" office:value="1.71033935811631">
            <text:p>1.71</text:p>
          </table:table-cell>
          <table:table-cell table:style-name="ce4" table:formula="of:=[.E14]*(1+[.E$2])" office:value-type="float" office:value="1.24337430839465">
            <text:p>1.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" table:formula="of:=[.C15]*(1+[.C$2])" office:value-type="float" office:value="3.138428376721">
            <text:p>3.14</text:p>
          </table:table-cell>
          <table:table-cell table:style-name="ce4" table:formula="of:=[.D15]*(1+[.D$2])" office:value-type="float" office:value="1.79585632602213">
            <text:p>1.80</text:p>
          </table:table-cell>
          <table:table-cell table:style-name="ce4" table:formula="of:=[.E15]*(1+[.E$2])" office:value-type="float" office:value="1.26824179456255">
            <text:p>1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" table:formula="of:=[.C16]*(1+[.C$2])" office:value-type="float" office:value="3.4522712143931">
            <text:p>3.45</text:p>
          </table:table-cell>
          <table:table-cell table:style-name="ce4" table:formula="of:=[.D16]*(1+[.D$2])" office:value-type="float" office:value="1.88564914232324">
            <text:p>1.89</text:p>
          </table:table-cell>
          <table:table-cell table:style-name="ce4" table:formula="of:=[.E16]*(1+[.E$2])" office:value-type="float" office:value="1.2936066304538">
            <text:p>1.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" table:formula="of:=[.C17]*(1+[.C$2])" office:value-type="float" office:value="3.79749833583241">
            <text:p>3.80</text:p>
          </table:table-cell>
          <table:table-cell table:style-name="ce4" table:formula="of:=[.D17]*(1+[.D$2])" office:value-type="float" office:value="1.9799315994394">
            <text:p>1.98</text:p>
          </table:table-cell>
          <table:table-cell table:style-name="ce4" table:formula="of:=[.E17]*(1+[.E$2])" office:value-type="float" office:value="1.31947876306287">
            <text:p>1.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style-name="ce4" table:formula="of:=[.D18]*(1+[.D$2])" office:value-type="float" office:value="2.07892817941137">
            <text:p>2.08</text:p>
          </table:table-cell>
          <table:table-cell table:style-name="ce4" table:formula="of:=[.E18]*(1+[.E$2])" office:value-type="float" office:value="1.34586833832413">
            <text:p>1.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/>
          <table:table-cell table:style-name="ce4" table:formula="of:=[.D19]*(1+[.D$2])" office:value-type="float" office:value="2.18287458838194">
            <text:p>2.18</text:p>
          </table:table-cell>
          <table:table-cell table:style-name="ce4" table:formula="of:=[.E19]*(1+[.E$2])" office:value-type="float" office:value="1.37278570509061">
            <text:p>1.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style-name="ce4" table:formula="of:=[.D20]*(1+[.D$2])" office:value-type="float" office:value="2.29201831780103">
            <text:p>2.29</text:p>
          </table:table-cell>
          <table:table-cell table:style-name="ce4" table:formula="of:=[.E20]*(1+[.E$2])" office:value-type="float" office:value="1.40024141919242">
            <text:p>1.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ce4" table:formula="of:=[.D21]*(1+[.D$2])" office:value-type="float" office:value="2.40661923369109">
            <text:p>2.41</text:p>
          </table:table-cell>
          <table:table-cell table:style-name="ce4" table:formula="of:=[.E21]*(1+[.E$2])" office:value-type="float" office:value="1.42824624757627">
            <text:p>1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ce4" table:formula="of:=[.D22]*(1+[.D$2])" office:value-type="float" office:value="2.52695019537564">
            <text:p>2.53</text:p>
          </table:table-cell>
          <table:table-cell table:style-name="ce4" table:formula="of:=[.E22]*(1+[.E$2])" office:value-type="float" office:value="1.4568111725278">
            <text:p>1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style-name="ce4" table:formula="of:=[.D23]*(1+[.D$2])" office:value-type="float" office:value="2.65329770514442">
            <text:p>2.65</text:p>
          </table:table-cell>
          <table:table-cell table:style-name="ce4" table:formula="of:=[.E23]*(1+[.E$2])" office:value-type="float" office:value="1.48594739597835">
            <text:p>1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/>
          <table:table-cell table:style-name="ce4" table:formula="of:=[.D24]*(1+[.D$2])" office:value-type="float" office:value="2.78596259040164">
            <text:p>2.79</text:p>
          </table:table-cell>
          <table:table-cell table:style-name="ce4" table:formula="of:=[.E24]*(1+[.E$2])" office:value-type="float" office:value="1.51566634389792">
            <text:p>1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/>
          <table:table-cell table:style-name="ce4" table:formula="of:=[.D25]*(1+[.D$2])" office:value-type="float" office:value="2.92526071992173">
            <text:p>2.93</text:p>
          </table:table-cell>
          <table:table-cell table:style-name="ce4" table:formula="of:=[.E25]*(1+[.E$2])" office:value-type="float" office:value="1.54597967077588">
            <text:p>1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/>
          <table:table-cell table:style-name="ce4" table:formula="of:=[.D26]*(1+[.D$2])" office:value-type="float" office:value="3.07152375591781">
            <text:p>3.07</text:p>
          </table:table-cell>
          <table:table-cell table:style-name="ce4" table:formula="of:=[.E26]*(1+[.E$2])" office:value-type="float" office:value="1.5768992641914">
            <text:p>1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/>
          <table:table-cell table:style-name="ce4" table:formula="of:=[.D27]*(1+[.D$2])" office:value-type="float" office:value="3.2250999437137">
            <text:p>3.23</text:p>
          </table:table-cell>
          <table:table-cell table:style-name="ce4" table:formula="of:=[.E27]*(1+[.E$2])" office:value-type="float" office:value="1.60843724947523">
            <text:p>1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/>
          <table:table-cell table:style-name="ce4" table:formula="of:=[.D28]*(1+[.D$2])" office:value-type="float" office:value="3.38635494089939">
            <text:p>3.39</text:p>
          </table:table-cell>
          <table:table-cell table:style-name="ce4" table:formula="of:=[.E28]*(1+[.E$2])" office:value-type="float" office:value="1.64060599446473">
            <text:p>1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4" table:formula="of:=[.E29]*(1+[.E$2])" office:value-type="float" office:value="1.67341811435403">
            <text:p>1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4" table:formula="of:=[.E30]*(1+[.E$2])" office:value-type="float" office:value="1.70688647664111">
            <text:p>1.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4" table:formula="of:=[.E31]*(1+[.E$2])" office:value-type="float" office:value="1.74102420617393">
            <text:p>1.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2"/>
          <table:table-cell table:style-name="ce4" table:formula="of:=[.E32]*(1+[.E$2])" office:value-type="float" office:value="1.77584469029741">
            <text:p>1.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2"/>
          <table:table-cell table:style-name="ce4" table:formula="of:=[.E33]*(1+[.E$2])" office:value-type="float" office:value="1.81136158410335">
            <text:p>1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2"/>
          <table:table-cell table:style-name="ce4" table:formula="of:=[.E34]*(1+[.E$2])" office:value-type="float" office:value="1.84758881578542">
            <text:p>1.8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2"/>
          <table:table-cell table:style-name="ce4" table:formula="of:=[.E35]*(1+[.E$2])" office:value-type="float" office:value="1.88454059210113">
            <text:p>1.8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2"/>
          <table:table-cell table:style-name="ce4" table:formula="of:=[.E36]*(1+[.E$2])" office:value-type="float" office:value="1.92223140394315">
            <text:p>1.9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2"/>
          <table:table-cell table:style-name="ce4" table:formula="of:=[.E37]*(1+[.E$2])" office:value-type="float" office:value="1.96067603202202">
            <text:p>1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4" table:formula="of:=[.E38]*(1+[.E$2])" office:value-type="float" office:value="1.99988955266246">
            <text:p>2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2"/>
          <table:table-cell table:style-name="ce4" table:formula="of:=[.E39]*(1+[.E$2])" office:value-type="float" office:value="2.03988734371571">
            <text:p>2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2"/>
          <table:table-cell table:style-name="ce4" table:formula="of:=[.E40]*(1+[.E$2])" office:value-type="float" office:value="2.08068509059002">
            <text:p>2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2"/>
          <table:table-cell table:style-name="ce4" table:formula="of:=[.E41]*(1+[.E$2])" office:value-type="float" office:value="2.12229879240182">
            <text:p>2.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2"/>
          <table:table-cell table:style-name="ce4" table:formula="of:=[.E42]*(1+[.E$2])" office:value-type="float" office:value="2.16474476824986">
            <text:p>2.1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number-columns-repeated="2"/>
          <table:table-cell table:style-name="ce4" table:formula="of:=[.E43]*(1+[.E$2])" office:value-type="float" office:value="2.20803966361485">
            <text:p>2.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number-columns-repeated="2"/>
          <table:table-cell table:style-name="ce4" table:formula="of:=[.E44]*(1+[.E$2])" office:value-type="float" office:value="2.25220045688715">
            <text:p>2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number-columns-repeated="2"/>
          <table:table-cell table:style-name="ce4" table:formula="of:=[.E45]*(1+[.E$2])" office:value-type="float" office:value="2.29724446602489">
            <text:p>2.3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number-columns-repeated="2"/>
          <table:table-cell table:style-name="ce4" table:formula="of:=[.E46]*(1+[.E$2])" office:value-type="float" office:value="2.34318935534539">
            <text:p>2.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number-columns-repeated="2"/>
          <table:table-cell table:style-name="ce4" table:formula="of:=[.E47]*(1+[.E$2])" office:value-type="float" office:value="2.3900531424523">
            <text:p>2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/>
          <table:table-cell table:style-name="ce4" table:formula="of:=[.E48]*(1+[.E$2])" office:value-type="float" office:value="2.43785420530135">
            <text:p>2.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number-columns-repeated="2"/>
          <table:table-cell table:style-name="ce4" table:formula="of:=[.E49]*(1+[.E$2])" office:value-type="float" office:value="2.48661128940737">
            <text:p>2.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number-columns-repeated="2"/>
          <table:table-cell table:style-name="ce4" table:formula="of:=[.E50]*(1+[.E$2])" office:value-type="float" office:value="2.53634351519552">
            <text:p>2.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number-columns-repeated="2"/>
          <table:table-cell table:style-name="ce4" table:formula="of:=[.E51]*(1+[.E$2])" office:value-type="float" office:value="2.58707038549943">
            <text:p>2.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number-columns-repeated="2"/>
          <table:table-cell table:style-name="ce4" table:formula="of:=[.E52]*(1+[.E$2])" office:value-type="float" office:value="2.63881179320942">
            <text:p>2.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number-columns-repeated="2"/>
          <table:table-cell table:style-name="ce4" table:formula="of:=[.E53]*(1+[.E$2])" office:value-type="float" office:value="2.69158802907361">
            <text:p>2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number-columns-repeated="2"/>
          <table:table-cell table:style-name="ce4" table:formula="of:=[.E54]*(1+[.E$2])" office:value-type="float" office:value="2.74541978965508">
            <text:p>2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number-columns-repeated="2"/>
          <table:table-cell table:style-name="ce4" table:formula="of:=[.E55]*(1+[.E$2])" office:value-type="float" office:value="2.80032818544818">
            <text:p>2.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number-columns-repeated="2"/>
          <table:table-cell table:style-name="ce4" table:formula="of:=[.E56]*(1+[.E$2])" office:value-type="float" office:value="2.85633474915714">
            <text:p>2.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number-columns-repeated="2"/>
          <table:table-cell table:style-name="ce4" table:formula="of:=[.E57]*(1+[.E$2])" office:value-type="float" office:value="2.91346144414029">
            <text:p>2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number-columns-repeated="2"/>
          <table:table-cell table:style-name="ce4" table:formula="of:=[.E58]*(1+[.E$2])" office:value-type="float" office:value="2.97173067302309">
            <text:p>2.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number-columns-repeated="2"/>
          <table:table-cell table:style-name="ce4" table:formula="of:=[.E59]*(1+[.E$2])" office:value-type="float" office:value="3.03116528648356">
            <text:p>3.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number-columns-repeated="2"/>
          <table:table-cell table:style-name="ce4" table:formula="of:=[.E60]*(1+[.E$2])" office:value-type="float" office:value="3.09178859221323">
            <text:p>3.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number-columns-repeated="2"/>
          <table:table-cell table:style-name="ce4" table:formula="of:=[.E61]*(1+[.E$2])" office:value-type="float" office:value="3.15362436405749">
            <text:p>3.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number-columns-repeated="2"/>
          <table:table-cell table:style-name="ce4" table:formula="of:=[.E62]*(1+[.E$2])" office:value-type="float" office:value="3.21669685133864">
            <text:p>3.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number-columns-repeated="2"/>
          <table:table-cell table:style-name="ce4" table:formula="of:=[.E63]*(1+[.E$2])" office:value-type="float" office:value="3.28103078836541">
            <text:p>3.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number-columns-repeated="2"/>
          <table:table-cell table:style-name="ce4" table:formula="of:=[.E64]*(1+[.E$2])" office:value-type="float" office:value="3.34665140413272">
            <text:p>3.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number-columns-repeated="2"/>
          <table:table-cell table:style-name="ce4" table:formula="of:=[.E65]*(1+[.E$2])" office:value-type="float" office:value="3.41358443221538">
            <text:p>3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>
            <text:p>64</text:p>
          </table:table-cell>
          <table:table-cell table:number-columns-repeated="2"/>
          <table:table-cell table:style-name="ce4" table:formula="of:=[.E66]*(1+[.E$2])" office:value-type="float" office:value="3.48185612085968">
            <text:p>3.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>
            <text:p>65</text:p>
          </table:table-cell>
          <table:table-cell table:number-columns-repeated="2"/>
          <table:table-cell table:style-name="ce4" table:formula="of:=[.E67]*(1+[.E$2])" office:value-type="float" office:value="3.55149324327688">
            <text:p>3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>
            <text:p>66</text:p>
          </table:table-cell>
          <table:table-cell table:number-columns-repeated="2"/>
          <table:table-cell table:style-name="ce4" table:formula="of:=[.E68]*(1+[.E$2])" office:value-type="float" office:value="3.62252310814242">
            <text:p>3.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>
            <text:p>67</text:p>
          </table:table-cell>
          <table:table-cell table:number-columns-repeated="2"/>
          <table:table-cell table:style-name="ce4" table:formula="of:=[.E69]*(1+[.E$2])" office:value-type="float" office:value="3.69497357030526">
            <text:p>3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>
            <text:p>68</text:p>
          </table:table-cell>
          <table:table-cell table:number-columns-repeated="2"/>
          <table:table-cell table:style-name="ce4" table:formula="of:=[.E70]*(1+[.E$2])" office:value-type="float" office:value="3.76887304171137">
            <text:p>3.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>
            <text:p>69</text:p>
          </table:table-cell>
          <table:table-cell table:number-columns-repeated="2"/>
          <table:table-cell table:style-name="ce4" table:formula="of:=[.E71]*(1+[.E$2])" office:value-type="float" office:value="3.8442505025456">
            <text:p>3.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>
            <text:p>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>
            <text:p>73</text:p>
          </table:table-cell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number-columns-repeated="4" table:default-cell-style-name="ce5"/>
        <table:table-column table:style-name="co11" table:default-cell-style-name="ce5"/>
        <table:table-column table:style-name="co1" table:number-columns-repeated="1003" table:default-cell-style-name="ce5"/>
        <table:table-row table:style-name="ro1">
          <table:table-cell table:number-columns-repeated="4"/>
          <table:table-cell office:value-type="string">
            <text:p>C:\WORKS_2\shortcuts_docs\log_files\res_list-of-items.20230320_155917.ods</text:p>
          </table:table-cell>
          <table:table-cell table:number-columns-repeated="9"/>
          <table:table-cell table:style-name="ce8" table:number-columns-repeated="2"/>
          <table:table-cell table:number-columns-repeated="100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6" table:number-columns-repeated="5"/>
          <table:table-cell table:style-name="ce6" office:value-type="string">
            <text:p>立方米。</text:p>
          </table:table-cell>
          <table:table-cell table:style-name="ce6" table:number-columns-repeated="6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4"/>
          <table:table-cell table:style-name="ce15"/>
          <table:table-cell table:style-name="ce16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2">
            <text:p>2</text:p>
          </table:table-cell>
          <table:table-cell table:style-name="ce9" office:value-type="string">
            <text:p>전 세계</text:p>
          </table:table-cell>
          <table:table-cell table:style-name="ce9" office:value-type="string">
            <text:p>소비 량</text:p>
          </table:table-cell>
          <table:table-cell table:style-name="ce10" office:value-type="string">
            <text:p>a</text:p>
          </table:table-cell>
          <table:table-cell table:style-name="ce9" office:value-type="string">
            <text:p>2022 年</text:p>
          </table:table-cell>
          <table:table-cell table:style-name="ce12" office:value-type="float" office:value="40000">
            <text:p>40,000</text:p>
          </table:table-cell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 table:style-name="ce9" office:value-type="string">
            <text:p>중국</text:p>
          </table:table-cell>
          <table:table-cell table:style-name="ce9" office:value-type="string">
            <text:p>소비 량</text:p>
          </table:table-cell>
          <table:table-cell table:style-name="ce10" office:value-type="string">
            <text:p>b</text:p>
          </table:table-cell>
          <table:table-cell table:style-name="ce9" office:value-type="string">
            <text:p>2022 年</text:p>
          </table:table-cell>
          <table:table-cell table:style-name="ce12" office:value-type="float" office:value="3690">
            <text:p>3,690</text:p>
          </table:table-cell>
          <table:table-cell table:style-name="ce13" table:formula="of:=[.H6]/[.H5]" office:value-type="percentage" office:value="0.09225">
            <text:p>9.23%</text:p>
          </table:table-cell>
          <table:table-cell table:style-name="ce15" office:value-type="string">
            <text:p>消費、対世界</text:p>
          </table:table-cell>
          <table:table-cell table:style-name="ce15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4">
            <text:p>4</text:p>
          </table:table-cell>
          <table:table-cell table:style-name="ce9"/>
          <table:table-cell table:style-name="ce9" office:value-type="string">
            <text:p>공급량.</text:p>
          </table:table-cell>
          <table:table-cell table:style-name="ce10" office:value-type="string">
            <text:p>c</text:p>
          </table:table-cell>
          <table:table-cell table:style-name="ce9" office:value-type="string">
            <text:p>2022 年</text:p>
          </table:table-cell>
          <table:table-cell table:style-name="ce12" office:value-type="float" office:value="2076">
            <text:p>2,076</text:p>
          </table:table-cell>
          <table:table-cell table:style-name="ce13" table:formula="of:=[.H7]/[.H6]" office:value-type="percentage" office:value="0.56260162601626">
            <text:p>56.26%</text:p>
          </table:table-cell>
          <table:table-cell table:style-name="ce15" office:value-type="string">
            <text:p>供給、対国内消費</text:p>
          </table:table-cell>
          <table:table-cell table:style-name="ce15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5">
            <text:p>5</text:p>
          </table:table-cell>
          <table:table-cell table:style-name="ce9"/>
          <table:table-cell table:style-name="ce9" office:value-type="string">
            <text:p>수입 량</text:p>
          </table:table-cell>
          <table:table-cell table:style-name="ce10" office:value-type="string">
            <text:p>d</text:p>
          </table:table-cell>
          <table:table-cell table:style-name="ce9" office:value-type="string">
            <text:p>2022 年</text:p>
          </table:table-cell>
          <table:table-cell table:style-name="ce12" office:value-type="float" office:value="1680">
            <text:p>1,680</text:p>
          </table:table-cell>
          <table:table-cell table:style-name="ce13" table:formula="of:=[.H8]/[.H7]" office:value-type="percentage" office:value="0.809248554913295">
            <text:p>80.92%</text:p>
          </table:table-cell>
          <table:table-cell table:style-name="ce15" office:value-type="string">
            <text:p>輸入、対自給量</text:p>
          </table:table-cell>
          <table:table-cell table:style-name="ce15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6">
            <text:p>6</text:p>
          </table:table-cell>
          <table:table-cell table:style-name="ce9"/>
          <table:table-cell table:style-name="ce9" office:value-type="string">
            <text:p>생산 량</text:p>
          </table:table-cell>
          <table:table-cell table:style-name="ce10" office:value-type="string">
            <text:p>e</text:p>
          </table:table-cell>
          <table:table-cell table:style-name="ce9" office:value-type="string">
            <text:p>2022 上半期</text:p>
          </table:table-cell>
          <table:table-cell table:style-name="ce12" office:value-type="float" office:value="1120">
            <text:p>1,120</text:p>
          </table:table-cell>
          <table:table-cell table:style-name="ce13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float" office:value="7">
            <text:p>7</text:p>
          </table:table-cell>
          <table:table-cell table:style-name="ce9" table:number-columns-repeated="4"/>
          <table:table-cell table:style-name="ce11"/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/>
          <table:table-cell table:style-name="ce9" table:number-columns-repeated="4"/>
          <table:table-cell table:style-name="ce11"/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/>
          <table:table-cell table:style-name="ce9" table:number-columns-repeated="4"/>
          <table:table-cell table:style-name="ce11"/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/>
          <table:table-cell table:style-name="ce9" table:number-columns-repeated="4"/>
          <table:table-cell table:style-name="ce11"/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/>
          <table:table-cell table:style-name="ce9" table:number-columns-repeated="4"/>
          <table:table-cell table:style-name="ce11"/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/>
          <table:table-cell table:style-name="ce9" table:number-columns-repeated="4"/>
          <table:table-cell table:style-name="ce11"/>
          <table:table-cell table:style-name="ce9"/>
          <table:table-cell table:style-name="ce15" table:number-columns-repeated="2"/>
          <table:table-cell table:style-name="ce17"/>
          <table:table-cell table:style-name="ce9" table:number-columns-repeated="2"/>
          <table:table-cell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number-columns-repeated="9" office:value-type="string">
            <text:p>*</text:p>
          </table:table-cell>
          <table:table-cell table:style-name="ce18" table:formula="of:=NOW()" office:value-type="date" office:date-value="2023-03-20T16:56:35.75">
            <text:p>23/03/20</text:p>
          </table:table-cell>
          <table:table-cell table:number-columns-repeated="3" office:value-type="string">
            <text:p>*</text:p>
          </table:table-cell>
          <table:table-cell table:style-name="ce8"/>
          <table:table-cell table:number-columns-repeated="1004"/>
        </table:table-row>
        <table:table-row table:style-name="ro1" table:number-rows-repeated="40">
          <table:table-cell table:number-columns-repeated="14"/>
          <table:table-cell table:style-name="ce8" table:number-columns-repeated="2"/>
          <table:table-cell table:number-columns-repeated="1004"/>
        </table:table-row>
        <table:table-row table:style-name="ro1">
          <table:table-cell table:number-columns-repeated="1020"/>
        </table:table-row>
        <table:table-row table:style-name="ro1" table:number-rows-repeated="12">
          <table:table-cell table:number-columns-repeated="2"/>
          <table:table-cell table:style-name="ce8"/>
          <table:table-cell/>
          <table:table-cell table:style-name="ce8" table:number-columns-repeated="9"/>
          <table:table-cell table:number-columns-repeated="1007"/>
        </table:table-row>
        <table:table-row table:style-name="ro1" table:number-rows-repeated="18">
          <table:table-cell table:number-columns-repeated="4"/>
          <table:table-cell table:style-name="ce8" table:number-columns-repeated="9"/>
          <table:table-cell table:number-columns-repeated="1007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  <table:named-expressions/>
      </table:table>
      <table:named-expressions>
        <table:named-expression table:name="list_of_ingredients" table:base-cell-address="$Sheet2.$G$131" table:expression="$#REF!.$B$2:$C$10"/>
        <table:named-expression table:name="entries_item" table:base-cell-address="$Sheet2.$C$2" table:expression="$#REF!.$C$2:$C$100"/>
        <table:named-expression table:name="entries_item_no_ratios" table:base-cell-address="$Sheet2.$A$1" table:expression="$#REF!.$C$2:$C$41"/>
        <table:named-expression table:name="entries_item_list_3" table:base-cell-address="$Sheet2.$D$41" table:expression="$data.$f$#ref!:$g$#ref!"/>
        <table:named-expression table:name="list_of_id_numbers" table:base-cell-address="$Sheet2.$A$126" table:expression="$list_3.$a$#ref!:$a$#ref!"/>
        <table:named-expression table:name="list_of_concatenated_id" table:base-cell-address="$Sheet2.$A$126" table:expression="$list_3.$g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1" number:min-integer-digits="1" number:grouping="true"/>
    </number:number-style>
    <number:number-style style:name="N115">
      <style:text-properties fo:color="#ff0000"/>
      <number:text>-</number:text>
      <number:number number:decimal-places="1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style:style style:name="_3e_3" style:display-name="&gt;3" style:family="table-cell" style:parent-style-name="Default">
      <style:table-cell-properties fo:background-color="transparent"/>
      <style:text-properties fo:color="#ff3333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0">2023/03/20</text:date>, <text:time>16:5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3-20T16:56:35.52</dc:date>
    <dc:creator>iwabuchi ken</dc:creator>
    <meta:editing-duration>P4DT5H29M15S</meta:editing-duration>
    <meta:editing-cycles>1155</meta:editing-cycles>
    <meta:generator>OpenOffice/4.1.3$Win32 OpenOffice.org_project/413m1$Build-9783</meta:generator>
    <meta:document-statistic meta:table-count="2" meta:cell-count="250" meta:object-count="0"/>
  </office:meta>
</office:document-meta>
</file>